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language="zxx" fo:country="none" style:language-asian="zxx" style:country-asian="none"/>
    </style:style>
    <style:style style:name="T2" style:family="text">
      <style:text-properties fo:language="zxx" fo:country="none" fo:font-weight="bold" style:language-asian="zxx" style:country-asian="none" style:font-weight-complex="bold"/>
    </style:style>
    <style:style style:name="T3" style:family="text">
      <style:text-properties fo:language="zxx" fo:country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2" draw:layer="layout" svg:width="21cm" svg:height="7cm" svg:x="3cm" svg:y="3cm">
          <text:p text:style-name="P1"><text:span text:style-name="T1">Hello </text:span><text:span text:style-name="T2">[onshow.yourname]</text:span><text:span text:style-name="T1">,</text:span></text:p>
          <text:p text:style-name="P1"/>
          <text:p text:style-name="P1"><text:span text:style-name="T3">This is a demo of the OpenTBS plugin.</text:span></text:p>
          <text:p text:style-name="P1"><text:span text:style-name="T3">The current document has been generated at [onshow..now;frm='yyyy-mm-dd hh:nn:ss']</text:span><text:span text:style-name="T3"><text:line-break/></text:span><text:span text:style-name="T3"><text:line-break/></text:span><text:span text:style-name="T3">PHP version : [onshow..cst.PHP_VERSION]</text:span></text:p>
          <text:p text:style-name="P1"><text:span text:style-name="T3">TBS version : [onshow..version]</text:span></text:p>
          <draw:enhanced-geometry svg:viewBox="0 0 21600 21600" draw:text-areas="800 800 20800 20800" draw:type="round-rectangular-callout" draw:modifiers="10269.7966763487 29519.89715754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é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creation-date>2009-10-28T22:24:52</meta:creation-date>
    <dc:date>2009-10-28T22:32:53</dc:date>
    <meta:editing-cycles>4</meta:editing-cycles>
    <meta:editing-duration>PT4M14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